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006cm" fo:margin-left="0.002cm" fo:margin-right="-0.005cm" fo:margin-top="0cm" fo:margin-bottom="0cm" table:align="margins" style:writing-mode="lr-tb"/>
    </style:style>
    <style:style style:name="Tabelle1.A" style:family="table-column">
      <style:table-column-properties style:column-width="8.14cm" style:rel-column-width="33330*"/>
    </style:style>
    <style:style style:name="Tabelle1.B" style:family="table-column">
      <style:table-column-properties style:column-width="7.865cm" style:rel-column-width="32205*"/>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6.002cm" table:align="margins" style:writing-mode="lr-tb"/>
    </style:style>
    <style:style style:name="Tabelle2.A" style:family="table-column">
      <style:table-column-properties style:column-width="1.981cm" style:rel-column-width="8112*"/>
    </style:style>
    <style:style style:name="Tabelle2.B" style:family="table-column">
      <style:table-column-properties style:column-width="6.145cm" style:rel-column-width="25167*"/>
    </style:style>
    <style:style style:name="Tabelle2.C" style:family="table-column">
      <style:table-column-properties style:column-width="7.876cm" style:rel-column-width="32256*"/>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weight="bold" style:font-weight-asian="bold"/>
    </style:style>
    <style:style style:name="P3" style:family="paragraph" style:parent-style-name="List_20_Paragraph">
      <style:paragraph-properties fo:margin-top="0cm" fo:margin-bottom="0cm" fo:line-height="100%"/>
    </style:style>
    <style:style style:name="P4" style:family="paragraph" style:parent-style-name="Table_20_Contents">
      <style:text-properties fo:color="#ff3333"/>
    </style:style>
    <style:style style:name="P5" style:family="paragraph" style:parent-style-name="List_20_Paragraph" style:list-style-name="WWNum1">
      <style:paragraph-properties fo:margin-top="0cm" fo:margin-bottom="0cm" fo:line-height="100%"/>
    </style:style>
    <style:style style:name="P6" style:family="paragraph" style:parent-style-name="List_20_Paragraph" style:list-style-name="WWNum1">
      <style:paragraph-properties fo:margin-top="0cm" fo:margin-bottom="0cm" fo:line-height="100%"/>
      <style:text-properties fo:color="#ff0000"/>
    </style:style>
    <style:style style:name="P7" style:family="paragraph" style:parent-style-name="Standard" style:master-page-name="Standard">
      <style:paragraph-properties style:page-number="auto"/>
      <style:text-properties fo:color="#4472c4" fo:font-size="18pt" style:text-underline-style="solid" style:text-underline-width="auto" style:text-underline-color="font-color" fo:font-weight="bold" style:font-size-asian="18pt" style:font-weight-asian="bold" style:font-size-complex="18pt"/>
    </style:style>
    <style:style style:name="P8" style:family="paragraph" style:parent-style-name="Standard">
      <style:paragraph-properties fo:margin-top="0cm" fo:margin-bottom="0cm" fo:line-height="100%"/>
      <style:text-properties fo:font-weight="bold" style:font-weight-asian="bold"/>
    </style:style>
    <style:style style:name="P9" style:family="paragraph" style:parent-style-name="Standard">
      <style:text-properties fo:font-size="20pt" style:font-size-asian="20pt" style:font-size-complex="20pt"/>
    </style:style>
    <style:style style:name="P10" style:family="paragraph" style:parent-style-name="Table_20_Contents" style:list-style-name="">
      <style:paragraph-properties fo:margin-top="0cm" fo:margin-bottom="0.353cm" fo:line-height="115%" style:text-autospace="none"/>
      <style:text-properties style:font-name="Calibri1" fo:font-size="11pt" fo:language="none" fo:country="none" style:font-name-asian="Calibri1" style:font-size-asian="11pt"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wenderanleitung</text:p>
      <text:p text:style-name="Standard">Dieses Dokument dient ausschließlich zur Erläuterung, was dem Anwender erlaubt und nicht erlaubt ist. Sollten dennoch unerlaubte Tätigkeiten an der Anlage durchgeführt werden, werden diese als Fehlerszenario erkannt und dem Anwender signalisiert. Jeder dieser Fehler bekommt eine individuelle Behandlung, welche hier nicht weiter Thematisiert werde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1">erlaubt</text:p>
          </table:table-cell>
          <table:table-cell table:style-name="Tabelle1.A1" office:value-type="string">
            <text:p text:style-name="P1">nicht erlaubt</text:p>
          </table:table-cell>
        </table:table-row>
        <table:table-row table:style-name="Tabelle1.1">
          <table:table-cell table:style-name="Tabelle1.A1" office:value-type="string">
            <text:p text:style-name="P2">Der Anwender darf …</text:p>
            <text:p text:style-name="P1"/>
            <text:list xml:id="list7892232194174585364" text:style-name="WWNum1">
              <text:list-item>
                <text:p text:style-name="P5">Werkstücke mit der Hand wegschieben, wenn diese auf der Rutsche hängen bleiben und somit die Lichtschranke durchgehend unterbrechen.</text:p>
              </text:list-item>
              <text:list-item>
                <text:p text:style-name="P5">Stets ein Werkstück auf das Band legen, wenn die erste Lichtschranke nicht unterbrochen ist.</text:p>
              </text:list-item>
              <text:list-item>
                <text:p text:style-name="P5">Stets eine Selbstkalibrierung des Systems durchführen, wenn das Band frei von Werkstücken ist und stillsteht.</text:p>
                <text:p text:style-name="P5"/>
              </text:list-item>
            </text:list>
          </table:table-cell>
          <table:table-cell table:style-name="Tabelle1.A1" office:value-type="string">
            <text:p text:style-name="P2">Der Anwender darf …</text:p>
            <text:p text:style-name="P2"/>
            <text:list xml:id="list36334297" text:continue-numbering="true" text:style-name="WWNum1">
              <text:list-item>
                <text:p text:style-name="P5">Nicht zwischen die Lichtschranken greifen</text:p>
              </text:list-item>
              <text:list-item>
                <text:p text:style-name="P5">die Werkstücke, nach erstmaligen positionieren auf das Band, nicht umdrehen.</text:p>
              </text:list-item>
              <text:list-item>
                <text:p text:style-name="P5">Nur ausschließlich Werkstücke auf das Band legen.</text:p>
              </text:list-item>
              <text:list-item>
                <text:p text:style-name="P5">Keine Werkstücke vom Band entfernen</text:p>
              </text:list-item>
              <text:list-item>
                <text:p text:style-name="P5">Die Sensorwerte durch händisches eingreifen nicht verfälschen</text:p>
              </text:list-item>
              <text:list-item>
                <text:p text:style-name="P5">Die Schranken nicht mit den Händen Blockieren</text:p>
              </text:list-item>
              <text:list-item>
                <text:p text:style-name="P6">Die Rutschen nicht leeren, bevor diese nicht vollständig gefüllt sind.</text:p>
              </text:list-item>
              <text:list-item>
                <text:p text:style-name="P5">Die Beiden Bänder nicht voneinander wegschieben</text:p>
              </text:list-item>
              <text:list-item>
                <text:p text:style-name="P5">Kein Werkstück auf das zweite Band legen</text:p>
              </text:list-item>
              <text:list-item>
                <text:p text:style-name="P5">Keine Werkstücke über einander legen</text:p>
              </text:list-item>
              <text:list-item>
                <text:p text:style-name="P5">Die Werkstücke nur mit der Stirnseite auf das Band legen</text:p>
              </text:list-item>
              <text:list-item>
                <text:p text:style-name="P5">Den Lauf der Werkstücke nicht mit den Händen oder sonstigen Gegenständen blockieren</text:p>
              </text:list-item>
              <text:list-item>
                <text:p text:style-name="P5">Die Rutschen nicht mit der Hand oder anderen Gegenständen blockieren</text:p>
                <text:p text:style-name="P5"/>
              </text:list-item>
            </text:list>
          </table:table-cell>
        </table:table-row>
        <table:table-row table:style-name="Tabelle1.1">
          <table:table-cell table:style-name="Tabelle1.A1" office:value-type="string">
            <text:p text:style-name="P3"/>
          </table:table-cell>
          <table:table-cell table:style-name="Tabelle1.A1" office:value-type="string">
            <text:p text:style-name="P1"/>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elle2" table:style-name="Tabelle2">
        <table:table-column table:style-name="Tabelle2.A"/>
        <table:table-column table:style-name="Tabelle2.B"/>
        <table:table-column table:style-name="Tabelle2.C"/>
        <text:soft-page-break/>
        <table:table-row>
          <table:table-cell table:style-name="Tabelle2.A1" office:value-type="string">
            <text:p text:style-name="Table_20_Contents">ID</text:p>
          </table:table-cell>
          <table:table-cell table:style-name="Tabelle2.A1" office:value-type="string">
            <text:p text:style-name="Table_20_Contents">Name</text:p>
          </table:table-cell>
          <table:table-cell table:style-name="Tabelle2.C1" office:value-type="string">
            <text:p text:style-name="Table_20_Contents">Beschreibung</text:p>
          </table:table-cell>
        </table:table-row>
        <table:table-row>
          <table:table-cell table:style-name="Tabelle2.A2" office:value-type="string">
            <text:p text:style-name="Table_20_Contents">F1</text:p>
          </table:table-cell>
          <table:table-cell table:style-name="Tabelle2.A2" office:value-type="string">
            <text:p text:style-name="Table_20_Contents">Werkstück dreht sich um</text:p>
          </table:table-cell>
          <table:table-cell table:style-name="Tabelle2.C2" office:value-type="string">
            <text:p text:style-name="Table_20_Contents">Werkstück dreht sich beim Übergang von Band1 auf Band2(d.h er liegt nun auf der flachen Seite die auf Band1 noch oben war)</text:p>
          </table:table-cell>
        </table:table-row>
        <table:table-row>
          <table:table-cell table:style-name="Tabelle2.A2" office:value-type="string">
            <text:p text:style-name="Table_20_Contents">F2</text:p>
          </table:table-cell>
          <table:table-cell table:style-name="Tabelle2.A2" office:value-type="string">
            <text:p text:style-name="Table_20_Contents">Werkstück hat sich geändert</text:p>
          </table:table-cell>
          <table:table-cell table:style-name="Tabelle2.C2" office:value-type="string">
            <text:p text:style-name="Table_20_Contents">Ein Werkstück das vom System erkannt wurde hat sich in der Form verändert(Werkstück wurde durch ein anderes ersetzt oder es hat sich umgedreht, siehe F1)</text:p>
          </table:table-cell>
        </table:table-row>
        <table:table-row>
          <table:table-cell table:style-name="Tabelle2.A2" office:value-type="string">
            <text:p text:style-name="Table_20_Contents">F3</text:p>
          </table:table-cell>
          <table:table-cell table:style-name="Tabelle2.A2" office:value-type="string">
            <text:p text:style-name="Table_20_Contents">Werkstück verschwindet</text:p>
          </table:table-cell>
          <table:table-cell table:style-name="Tabelle2.C2" office:value-type="string">
            <text:p text:style-name="Table_20_Contents">Ein Werkstück, das an den Anfang von Band1 gelegt wurde, wird vom Laufband genommen oder ist vom Laufband gefallen</text:p>
          </table:table-cell>
        </table:table-row>
        <table:table-row>
          <table:table-cell table:style-name="Tabelle2.A2" office:value-type="string">
            <text:p text:style-name="Table_20_Contents">F4</text:p>
          </table:table-cell>
          <table:table-cell table:style-name="Tabelle2.A2" office:value-type="string">
            <text:p text:style-name="P10">Werkstück wird nicht an den Anfang des Laufbandes aufgelegt</text:p>
          </table:table-cell>
          <table:table-cell table:style-name="Tabelle2.C2" office:value-type="string">
            <text:p text:style-name="P10">Ein Werkstück wurde nicht am Anfang des Laufbandes auf das Laufband aufgelegt.</text:p>
          </table:table-cell>
        </table:table-row>
        <table:table-row>
          <table:table-cell table:style-name="Tabelle2.A2" office:value-type="string">
            <text:p text:style-name="Table_20_Contents">F5</text:p>
          </table:table-cell>
          <table:table-cell table:style-name="Tabelle2.A2" office:value-type="string">
            <text:p text:style-name="Table_20_Contents">Werkstück bewegt sich zu schnell oder zu langsam</text:p>
          </table:table-cell>
          <table:table-cell table:style-name="Tabelle2.C2" office:value-type="string">
            <text:p text:style-name="Table_20_Contents">Ein Werkstück bewegt sich nicht mit der Geschwindigkeit des Laufbandes(z.B wenn es mit der runden Fläche aufgelegt wird oder hängen bleibt)</text:p>
          </table:table-cell>
        </table:table-row>
        <table:table-row>
          <table:table-cell table:style-name="Tabelle2.A2" office:value-type="string">
            <text:p text:style-name="P4">F6</text:p>
          </table:table-cell>
          <table:table-cell table:style-name="Tabelle2.A2" office:value-type="string">
            <text:p text:style-name="P4">Die Rutschen sind voll</text:p>
          </table:table-cell>
          <table:table-cell table:style-name="Tabelle2.C2" office:value-type="string">
            <text:p text:style-name="P4">Die Rutschen sind voll so dass keine Werkstücke mehr aussortiert werden können</text:p>
          </table:table-cell>
        </table:table-row>
      </table:table>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alibri3"/>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Ömer Kirdas</meta:initial-creator>
    <dc:creator>1 2</dc:creator>
    <meta:editing-cycles>14</meta:editing-cycles>
    <meta:creation-date>2018-10-23T17:26:00</meta:creation-date>
    <dc:date>2018-10-29T16:14:06.35</dc:date>
    <meta:editing-duration>PT1M19S</meta:editing-duration>
    <meta:generator>OpenOffice/4.1.5$Win32 OpenOffice.org_project/415m1$Build-9789</meta:generator>
    <meta:document-statistic meta:table-count="2" meta:image-count="0" meta:object-count="0" meta:page-count="2" meta:paragraph-count="43" meta:word-count="372" meta:character-count="2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